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2" svg:font-family="Arial"/>
    <style:font-face style:name="Courier New1" svg:font-family="'Courier New'"/>
    <style:font-face style:name="Arial1" svg:font-family="Arial" style:font-pitch="variable"/>
    <style:font-face style:name="Courier New" svg:font-family="'Courier New'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fo:border="none" style:repeat="scale"/>
    </style:style>
    <style:style style:name="gr2" style:family="graphic" style:parent-style-name="standard">
      <style:graphic-properties draw:stroke="none" svg:stroke-color="#000000" draw:fill="none" draw:fill-color="#ffffff" fo:min-height="0.60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4" style:family="graphic" style:parent-style-name="standard">
      <style:graphic-properties fo:border="none"/>
    </style:style>
    <style:style style:name="gr5" style:family="graphic" style:parent-style-name="objectwithoutfill">
      <style:graphic-properties draw:stroke="dash" draw:stroke-dash="Long_20_Dot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7" style:family="graphic" style:parent-style-name="standard">
      <style:graphic-properties draw:textarea-vertical-align="middle" fo:border="none"/>
    </style:style>
    <style:style style:name="P1" style:family="paragraph"/>
    <style:style style:name="P2" style:family="paragraph">
      <style:paragraph-properties fo:margin-left="0cm" fo:margin-right="0cm" fo:line-height="100%" fo:text-indent="0cm" style:text-autospace="none"/>
    </style:style>
    <style:style style:name="P3" style:family="paragraph">
      <loext:graphic-properties draw:fill="none" draw:fill-color="#ffffff"/>
      <style:paragraph-properties fo:margin-left="0cm" fo:margin-right="0cm" fo:line-height="100%" fo:text-indent="0cm" style:text-autospace="none" style:writing-mode="lr-tb"/>
      <style:text-properties fo:color="#999999" style:font-name="Arial" fo:font-size="15pt" fo:font-weight="bold" style:font-name-asian="Courier New1" style:font-size-asian="15pt" style:font-name-complex="Courier New1" style:font-size-complex="15pt"/>
    </style:style>
    <style:style style:name="P4" style:family="paragraph">
      <style:paragraph-properties fo:margin-left="0cm" fo:margin-right="0cm" fo:line-height="100%" fo:text-align="justify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line-height="100%" fo:text-align="justify" fo:text-indent="0cm" style:text-autospace="none" style:writing-mode="lr-tb"/>
      <style:text-properties fo:color="#999999" style:font-name="Arial" fo:font-size="15pt" fo:font-weight="bold" style:font-name-asian="Courier New1" style:font-size-asian="15pt" style:font-name-complex="Courier New1" style:font-size-complex="15pt"/>
    </style:style>
    <style:style style:name="P6" style:family="paragraph">
      <style:paragraph-properties fo:text-align="center"/>
      <style:text-properties fo:color="#5979fb" style:text-line-through-style="none" style:text-line-through-type="none" fo:font-family="'Courier New'" style:font-style-name="Fett" style:font-family-generic="modern" fo:font-size="20pt" fo:font-style="normal" style:text-underline-style="none" fo:font-weight="bold"/>
    </style:style>
    <style:style style:name="P7" style:family="paragraph">
      <style:paragraph-properties fo:text-align="center"/>
      <style:text-properties fo:color="#5979fb" style:text-line-through-style="none" style:text-line-through-type="none" fo:font-family="'Courier New'" style:font-style-name="Fett" style:font-family-generic="modern" fo:font-size="25pt" fo:font-style="normal" style:text-underline-style="none" fo:font-weight="bold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margin-left="0cm" fo:margin-right="0cm" fo:line-height="100%" fo:text-align="center" fo:text-indent="0cm" style:text-autospace="none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text-align="center"/>
      <style:text-properties fo:color="#666666" style:text-line-through-style="none" style:text-line-through-type="none" fo:font-family="Arial" style:font-style-name="Обычный" style:font-family-generic="swiss" fo:font-size="18pt" fo:font-style="normal" style:text-underline-style="none" fo:font-weight="bold"/>
    </style:style>
    <style:style style:name="P12" style:family="paragraph">
      <style:paragraph-properties fo:text-align="center"/>
      <style:text-properties fo:color="#808080" style:text-line-through-style="none" style:text-line-through-type="none" fo:font-family="Arial" style:font-style-name="Обычный" style:font-family-generic="swiss" fo:font-size="15pt" fo:font-style="normal" style:text-underline-style="none" fo:font-weight="bold"/>
    </style:style>
    <style:style style:name="P13" style:family="paragraph">
      <style:paragraph-properties fo:text-align="center"/>
      <style:text-properties style:text-line-through-style="none" style:text-line-through-type="none" fo:font-family="'Courier New'" style:font-style-name="Standard" style:font-family-generic="modern" fo:font-size="36pt" fo:font-style="normal" style:text-underline-style="none" fo:font-weight="bold"/>
    </style:style>
    <style:style style:name="T1" style:family="text">
      <style:text-properties fo:font-variant="normal" fo:text-transform="none" fo:color="#999999" style:text-outline="false" style:text-line-through-style="none" style:text-line-through-type="none" style:font-name="Arial" fo:font-size="15pt" fo:font-style="normal" fo:text-shadow="none" style:text-underline-style="none" fo:font-weight="bold" style:letter-kerning="true" style:font-name-asian="Courier New1" style:font-size-asian="15pt" style:font-style-asian="normal" style:font-weight-asian="normal" style:font-name-complex="Courier New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808080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image form:name="StartButton" form:control-implementation="ooo:com.sun.star.form.component.ImageButton" xml:id="control1" form:id="control1" form:button-type="url" office:target-frame="" xlink:href="../../../../../../../../../PDFBoxTestProjekt/Bilder/Corretto-Duke-no-text__Herz.jpg">
              <form:properties>
                <form:property form:property-name="DefaultControl" office:value-type="string" office:string-value="com.sun.star.form.control.ImageButton"/>
                <form:property form:property-name="ImageURL" office:value-type="string" office:string-value="file:///C:/Users/pc%20arbeit/IdeaProjects/PDFBoxTestProjekt/Bilder/Start_2.jpg"/>
              </form:properties>
            </form:image>
            <form:text form:name="testDutarionField" form:control-implementation="ooo:com.sun.star.form.component.TextField" xml:id="control2" form:id="control2" form:readonly="true" form:max-length="3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ObjIDinMSO" office:value-type="float" office:value="65535"/>
              </form:properties>
            </form:text>
            <form:text form:name="numberOfQuestionsField" form:control-implementation="ooo:com.sun.star.form.component.TextField" xml:id="control3" form:id="control3" form:readonly="true" form:max-length="3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ObjIDinMSO" office:value-type="float" office:value="65535"/>
              </form:properties>
            </form:text>
            <form:text form:name="nameField" form:control-implementation="ooo:com.sun.star.form.component.TextField" xml:id="control4" form:id="control4" form:max-length="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urnameField" form:control-implementation="ooo:com.sun.star.form.component.TextField" xml:id="control5" form:id="control5" form:max-length="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OfTestField" form:control-implementation="ooo:com.sun.star.form.component.TextField" xml:id="control6" form:id="control6" form:readonly="true" form:max-length="18" form:current-value="Date of Test" form:value="Date of Tes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urseNameField" form:control-implementation="ooo:com.sun.star.form.component.TextField" xml:id="control7" form:id="control7" form:readonly="true" form:current-value="Java Entwickler Oracle Certified Professional SE" form:value="Java Entwickler Oracle Certified Professional 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urseNameField" form:control-implementation="ooo:com.sun.star.form.component.TextField" xml:id="control8" form:id="control8" form:readonly="true" form:current-value="Java Entwickler Oracle Certified Professional SE" form:value="Java Entwickler Oracle Certified Professional 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stTitelField" form:control-implementation="ooo:com.sun.star.form.component.TextField" xml:id="control9" form:id="control9" form:readonly="true" form:current-value="TEST" form:value="TES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control draw:style-name="gr1" draw:text-style-name="P1" draw:layer="controls" svg:width="5.3cm" svg:height="4cm" svg:x="8.206cm" svg:y="22.388cm" draw:control="control1"/>
        <draw:frame draw:style-name="gr2" draw:text-style-name="P3" draw:layer="layout" svg:width="4.48cm" svg:height="0.852cm" svg:x="6.844cm" svg:y="25.103cm">
          <draw:text-box>
            <text:p text:style-name="P2"><text:span text:style-name="T1">Prüfungsdauer</text:span></text:p>
          </draw:text-box>
        </draw:frame>
        <draw:frame draw:style-name="gr3" draw:text-style-name="P5" draw:layer="layout" svg:width="4.904cm" svg:height="0.9cm" svg:x="6.844cm" svg:y="24.203cm">
          <draw:text-box>
            <text:p text:style-name="P4"><text:span text:style-name="T1">Prüfungsfragen</text:span></text:p>
          </draw:text-box>
        </draw:frame>
        <draw:control draw:style-name="gr4" draw:text-style-name="P6" draw:layer="controls" svg:width="2cm" svg:height="0.8cm" svg:x="13.859cm" svg:y="25.203cm" draw:control="control2"/>
        <draw:control draw:style-name="gr4" draw:text-style-name="P6" draw:layer="controls" svg:width="2cm" svg:height="0.8cm" svg:x="13.859cm" svg:y="24.203cm" draw:control="control3"/>
        <draw:control draw:style-name="gr4" draw:text-style-name="P7" draw:layer="controls" svg:width="10cm" svg:height="1cm" svg:x="5.5cm" svg:y="8cm" draw:control="control4"/>
        <draw:control draw:style-name="gr4" draw:text-style-name="P7" draw:layer="controls" svg:width="10cm" svg:height="1cm" svg:x="5.5cm" svg:y="10cm" draw:control="control5"/>
        <draw:line draw:style-name="gr5" draw:text-style-name="P8" draw:layer="layout" svg:x1="6cm" svg:y1="9.015cm" svg:x2="16cm" svg:y2="9.014cm">
          <text:p/>
        </draw:line>
        <draw:line draw:style-name="gr5" draw:text-style-name="P8" draw:layer="layout" svg:x1="5.931cm" svg:y1="11.134cm" svg:x2="15.853cm" svg:y2="11.134cm">
          <text:p/>
        </draw:line>
        <draw:frame draw:style-name="gr6" draw:text-style-name="P10" draw:layer="layout" svg:width="4.212cm" svg:height="0.607cm" svg:x="8.444cm" svg:y="9.152cm">
          <draw:text-box>
            <text:p text:style-name="P9"><text:span text:style-name="T2">Vorname</text:span></text:p>
          </draw:text-box>
        </draw:frame>
        <draw:frame draw:style-name="gr6" draw:text-style-name="P10" draw:layer="layout" svg:width="4.212cm" svg:height="0.607cm" svg:x="8.422cm" svg:y="11.311cm">
          <draw:text-box>
            <text:p text:style-name="P9"><text:span text:style-name="T2">Nachname</text:span></text:p>
          </draw:text-box>
        </draw:frame>
        <draw:control draw:style-name="gr7" draw:text-style-name="P11" draw:layer="controls" svg:width="5.585cm" svg:height="1.058cm" svg:x="7.75cm" svg:y="20.832cm" draw:control="control6"/>
        <draw:control draw:style-name="gr4" draw:text-style-name="P12" draw:layer="controls" svg:width="19cm" svg:height="0.9cm" svg:x="1cm" svg:y="27.8cm" draw:control="control7"/>
        <draw:control draw:style-name="gr4" draw:text-style-name="P12" draw:layer="controls" svg:width="19cm" svg:height="0.9cm" svg:x="1cm" svg:y="1cm" draw:control="control8"/>
        <draw:control draw:style-name="gr7" draw:text-style-name="P13" draw:layer="controls" svg:width="15cm" svg:height="1.517cm" svg:x="3cm" svg:y="5.467cm" draw:control="control9"/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2" svg:font-family="Arial"/>
    <style:font-face style:name="Courier New1" svg:font-family="'Courier New'"/>
    <style:font-face style:name="Arial1" svg:font-family="Arial" style:font-pitch="variable"/>
    <style:font-face style:name="Courier New" svg:font-family="'Courier New'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16:34:57.327000000</meta:creation-date>
    <meta:editing-duration>PT1H1M55S</meta:editing-duration>
    <meta:editing-cycles>15</meta:editing-cycles>
    <meta:generator>LibreOffice/6.4.7.2$Windows_x86 LibreOffice_project/639b8ac485750d5696d7590a72ef1b496725cfb5</meta:generator>
    <dc:date>2023-06-01T16:38:30.954000000</dc:date>
    <meta:document-statistic meta:object-count="15"/>
  </office:meta>
</office:document-meta>
</file>